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language="en" fo:country="US"/>
    </style:style>
    <style:style style:name="P2" style:family="paragraph" style:parent-style-name="Standard">
      <style:text-properties style:font-name="Nimbus Sans L" fo:font-size="14pt" fo:language="en" fo:country="US" fo:font-weight="bold" style:font-size-asian="14pt" style:font-weight-asian="bold" style:font-size-complex="14pt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arison of performance for persistent and non-persistent connections</text:p>
      <text:p text:style-name="P2"/>
      <text:p text:style-name="P1">In exercise 4 we have compared the performance of the system using persistent and non-persistent socket connections from the client to the server.</text:p>
      <text:p text:style-name="P1"/>
      <text:p text:style-name="P1">The test consisted on starting the client, requesting N amount of patient records and stopping the client. The time has been measured for this sequence with N being 1, 10 and 50 requests. Both using one single connection from the client to the server and connecting and disconnecting for each request.</text:p>
      <text:p text:style-name="P1"/>
      <text:p text:style-name="P1">The results are the following:</text:p>
      <text:p text:style-name="P1"/>
      <text:p text:style-name="P1"/>
      <text:p text:style-name="P1"><draw:frame draw:style-name="fr1" draw:name="Object1" text:anchor-type="paragraph" svg:width="4.1492in" style:rel-width="62%" svg:height="3.6425in" style:rel-height="36%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use of non-persistent connections creates an overhead in connecting and disconnecting sockets, which is more and more noticeable when the system scales up.</text:p>
      <text:p text:style-name="P1"/>
      <text:p text:style-name="P1">The data from the tests can be seen in the next table:</text:p>
      <text:p text:style-name="P1"/>
      <text:p text:style-name="P1"/>
      <text:p text:style-name="P1"><draw:frame draw:style-name="fr2" draw:name="Object2" text:anchor-type="paragraph" svg:x="2.0126in" svg:y="0.0083in" svg:width="2.6535in" svg:height="1.08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It is recommendable, then, to use persistent connections over non-persistent connection, unless there is a constraint in the system to keep a connection open all the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ia</meta:initial-creator>
    <meta:creation-date>2008-10-30T23:26:43</meta:creation-date>
    <dc:creator>maria</dc:creator>
    <dc:date>2008-10-30T23:42:08</dc:date>
    <meta:editing-cycles>1</meta:editing-cycles>
    <meta:editing-duration>PT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2" meta:page-count="1" meta:paragraph-count="7" meta:word-count="154" meta:character-count="9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.5369997024536pt" style:font-size-asian="10.5369997024536pt" style:font-size-complex="10.5369997024536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11.8541250228882pt" style:font-size-asian="11.8541250228882pt" style:font-size-complex="11.8541250228882pt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11.8541250228882pt" style:font-size-asian="11.8541250228882pt" style:font-size-complex="11.8541250228882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537cm" svg:height="9.249cm" chart:class="chart:scatter" chart:style-name="ch1">
        <chart:legend chart:legend-position="end" svg:x="7.623cm" svg:y="3.112cm" chart:style-name="ch2"/>
        <chart:plot-area chart:style-name="ch3" chart:data-source-has-labels="both" svg:x="0.155cm" svg:y="0.184cm" svg:width="7.256cm" svg:height="8.773cm">
          <chart:axis chart:dimension="x" chart:name="primary-x" chart:style-name="ch4">
            <chart:title svg:x="2.37cm" svg:y="8.317cm" chart:style-name="ch5">
              <text:p>number of requests</text:p>
            </chart:title>
            <chart:categories table:cell-range-address="local-table.$A$2:.$A$4"/>
          </chart:axis>
          <chart:axis chart:dimension="y" chart:name="primary-y" chart:style-name="ch6">
            <chart:title svg:x="0.212cm" svg:y="5.31cm" chart:style-name="ch7">
              <text:p>total second</text:p>
            </chart:title>
            <chart:grid chart:style-name="ch8" chart:class="major"/>
          </chart:axis>
          <chart:series chart:style-name="ch9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0" chart:values-cell-range-address="local-table.$D$2:.$D$4" chart:label-cell-address="local-table.$D$1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ersistent connection</text:p>
              </table:table-cell>
              <table:table-cell office:value-type="string">
                <text:p>Non-persistent conne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152">
                <text:p>0.0152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852">
                <text:p>0.0852</text:p>
              </table:table-cell>
              <table:table-cell office:value-type="float" office:value="0.1286">
                <text:p>0.1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2892">
                <text:p>0.2892</text:p>
              </table:table-cell>
              <table:table-cell office:value-type="float" office:value="0.5604">
                <text:p>0.56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5634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fo:border="0.0138in solid #000000" fo:padding-bottom="0.0193in" fo:padding-left="0.0138in" fo:padding-right="0.0138in" fo:padding-top="0.0193in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>
      <style:table-cell-properties fo:wrap-option="wrap" fo:border="0.0138in solid #000000" fo:padding-bottom="0.0193in" fo:padding-left="0.0138in" fo:padding-right="0.0138in" fo:padding-top="0.0193in"/>
    </style:style>
    <style:style style:name="ce4" style:family="table-cell" style:parent-style-name="Default" style:data-style-name="N118">
      <style:table-cell-properties fo:border="0.0138in solid #000000" fo:padding-bottom="0.0193in" fo:padding-left="0.0138in" fo:padding-right="0.0138in" fo:padding-top="0.0193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number of requests</text:p>
          </table:table-cell>
          <table:table-cell table:style-name="ce1" office:value-type="string">
            <text:p>persistent connection</text:p>
          </table:table-cell>
          <table:table-cell table:style-name="ce3" office:value-type="string">
            <text:p>Non-persistent connection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table:formula="oooc:=(0.018 + 0.012+0.01+0.013+0.023)/5" office:value-type="float" office:value="0.0152">
            <text:p>0.02</text:p>
          </table:table-cell>
          <table:table-cell table:style-name="ce4" table:formula="oooc:= (0.011+0.011+0.012+0.019+0.013)/5" office:value-type="float" office:value="0.0132">
            <text:p>0.013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table:formula="oooc:= (0.067 + 0.069+0.155+0.065+0.07)/5" office:value-type="float" office:value="0.0852">
            <text:p>0.09</text:p>
          </table:table-cell>
          <table:table-cell table:style-name="ce4" table:formula="oooc:= (0.109+0.11+0.11+0.22+0.094)/5" office:value-type="float" office:value="0.1286">
            <text:p>0.129</text:p>
          </table:table-cell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1" table:formula="oooc:= (0.299+0.287+0.354+0.264+0.242)/5" office:value-type="float" office:value="0.2892">
            <text:p>0.29</text:p>
          </table:table-cell>
          <table:table-cell table:style-name="ce4" table:formula="oooc:=(0.55+0.544+0.566+0.6+0.542)/5" office:value-type="float" office:value="0.5604">
            <text:p>0.560</text:p>
          </table:table-cell>
        </table:table-row>
        <table:table-row table:style-name="ro3" table:number-rows-repeated="65531">
          <table:table-cell table:number-columns-repeated="3"/>
        </table:table-row>
        <table:table-row table:style-name="ro3">
          <table:table-cell table:number-columns-repeated="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non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30">10/30/2008</text:date>, <text:time>23:4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